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style:width="15.596cm" fo:margin-left="0cm" fo:margin-right="-0.007cm" table:align="margins" style:writing-mode="lr-tb"/>
    </style:style>
    <style:style style:name="Tabla2.A" style:family="table-column">
      <style:table-column-properties style:column-width="3.787cm" style:rel-column-width="15913*"/>
    </style:style>
    <style:style style:name="Tabla2.B" style:family="table-column">
      <style:table-column-properties style:column-width="11.809cm"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17848361261089648" text:style-name="Outline">
        <text:list-item>
          <text:h text:style-name="P4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628517254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flutter-mlkit-8039ec66b6a" text:style-name="Internet_20_link" text:visited-style-name="Visited_20_Internet_20_Link">flutter y milkit</text:a> <text:s/>Lee una tarjeta de visita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a-deep-dive-into-pageview-in-flutter-with-custom-transitions-581d9ea6dded" text:style-name="Internet_20_link" text:visited-style-name="Visited_20_Internet_20_Link">PageView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@sethladd/installing-flutter-on-a-mac-13a26340f80a" text:style-name="Internet_20_link" text:visited-style-name="Visited_20_Internet_20_Link">Instalando flutter sobre mac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pub" text:style-name="Internet_20_link" text:visited-style-name="Visited_20_Internet_20_Link">medium flutter pub</text:a></text:p>
          </table:table-cell>
        </table:table-row>
      </table:table>
      <text:p text:style-name="P2"/>
      <text:list xml:id="list15995981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1</meta:editing-cycles>
    <meta:creation-date>2018-03-07T12:45:00</meta:creation-date>
    <dc:date>2019-02-19T13:19:42</dc:date>
    <meta:editing-duration>P5DT10M18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45" meta:word-count="116" meta:character-count="7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